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365" officeooo:paragraph-rsid="0012f3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- RELATED WOR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7:35:51.229682268</meta:creation-date>
    <dc:date>2023-02-03T17:36:31.542660730</dc:date>
    <meta:editing-duration>PT40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3.6.2$Linux_X86_64 LibreOffice_project/30$Build-2</meta:generator>
  </office:meta>
</office:document-meta>
</file>